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11-17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7-28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5-05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2-18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1-18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1-13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09-10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05-22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02-19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3-11-08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3-08-21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3-05-31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3-02-21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2-11-15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2-08-17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2-05-17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2-02-08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1-11-16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1-08-05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1-04-29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0-12-01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0-11-19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0-11-16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0-08-18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0-07-06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0-02-19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9-12-18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9-10-23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9-08-06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9-05-14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9-02-07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8-11-27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8-08-27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8-05-10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8-02-27 2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7-11-07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7-08-02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7-05-15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7-02-09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6-11-10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6-08-25 2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6-06-03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6-01-21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5-11-23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5-08-07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5-05-05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5-02-06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4-11-20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4-08-15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4-04-25 2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4-02-24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3-11-22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3-08-27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3-05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3-0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11-29 2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8-28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8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8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8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8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8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8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8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8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8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8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8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8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8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8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8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8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8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8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8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8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8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8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8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8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8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8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8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8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7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7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7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7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7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7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7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7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7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7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7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7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7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7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7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7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7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7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7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7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7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7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7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7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7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7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7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7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7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7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7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6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6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6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6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6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6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6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6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6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6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6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6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6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6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6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6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6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6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6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6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6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6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6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6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6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6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6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6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6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6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5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5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5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5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5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5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5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5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5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5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5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5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5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5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5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5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5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5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5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5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5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5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5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5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5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5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5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5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5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5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5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4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4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4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4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4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4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4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4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4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4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4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4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4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4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4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4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4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4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4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4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4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4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4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4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4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4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4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4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4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4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3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3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3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3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3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3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3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3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3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3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3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3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3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3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3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3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3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3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3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3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3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3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3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3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3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3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3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3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3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3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3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2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2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2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2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2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2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2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2-22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2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2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2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2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2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2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2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2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2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2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2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2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2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2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2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2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2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2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2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2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2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2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1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1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1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1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1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1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1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1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1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1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1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1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1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1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1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1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1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1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1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1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1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1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1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1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1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1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1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1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1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1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1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12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12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12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12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12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12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12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12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12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12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12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12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12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12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12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12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12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12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12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12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12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12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12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12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12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12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12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12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12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12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12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11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11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11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11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11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11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11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11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11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11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11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11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11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11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11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11-15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11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11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11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11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11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11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11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11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11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11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11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11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11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11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11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10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10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10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10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10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10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10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10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10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10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10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10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10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10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10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10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10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10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10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10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10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10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10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10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10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10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10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10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10-03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10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10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10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9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9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9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9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9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9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9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9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9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9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9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9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9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9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9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9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9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9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9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9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9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9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9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9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9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9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9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9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9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9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8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8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8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8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8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8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8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8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8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8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8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8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8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8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8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8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8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8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8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8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8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8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8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8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8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8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8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8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8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8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8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7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7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7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7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7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7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7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7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7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7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7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7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7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7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7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7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7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7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7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7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7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7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7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7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7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7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7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7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7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7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7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6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6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6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6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6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6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6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6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6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6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6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6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6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6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6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6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6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6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6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6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6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6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6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6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6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6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6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6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6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6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5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5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5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5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5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5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5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5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5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5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5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5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5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5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5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5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5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5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5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5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5-11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3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3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2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2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2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2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2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2-23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2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2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2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2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2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2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2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2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2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2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2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2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2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2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2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2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2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2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2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2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2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2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2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1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1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1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1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1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1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1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1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1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1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1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1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1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1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1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1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1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1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1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1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1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1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1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1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1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1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1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1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1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1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1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12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12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12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12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12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12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12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12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12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12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12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12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12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12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12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12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12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12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12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12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12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12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12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12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12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12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12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12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12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12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12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11-30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11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11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11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11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11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11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11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11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11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11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11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11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11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11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11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11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11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11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11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11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11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11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11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11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11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11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11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11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11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11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10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10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10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10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10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10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10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10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10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10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10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10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10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10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10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10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10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10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10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10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10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10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10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10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10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10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10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10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10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10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10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9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9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9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9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9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9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9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9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9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9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9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9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9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9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9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9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9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9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9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9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9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9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9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9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9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9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9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9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9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9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8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8-30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8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8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8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8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8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8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8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8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8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8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8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8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8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8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8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8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8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8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8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8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8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8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8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8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8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8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8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8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8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8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7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7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7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7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7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7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7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7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7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7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7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7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7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7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7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7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7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7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7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7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7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7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7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7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7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7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7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7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7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7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7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6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6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6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6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6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6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6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6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6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6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6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6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6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6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6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6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6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6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6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6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6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6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6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6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6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6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6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6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6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6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5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5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5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5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5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5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5-25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5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5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5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5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5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5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5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5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5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5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5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5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5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5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5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5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5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5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5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5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5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5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5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5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5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4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4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4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4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4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4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4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4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4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4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4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4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4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4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4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4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4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4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4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4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4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4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4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4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4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4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4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4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4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4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3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3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3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3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3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3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3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3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3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3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3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3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3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3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3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3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3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3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3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3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3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3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3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3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3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3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3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3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3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3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3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2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2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2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2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2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2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2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2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2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2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2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2-17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2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2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2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2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2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2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2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2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2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2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2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2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2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2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2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2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2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1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1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1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1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1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1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1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1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1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1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1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1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1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1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1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1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1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1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1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1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1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1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1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1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1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1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1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1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1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1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1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12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12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12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12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12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12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12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12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12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12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12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12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12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12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12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12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12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12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12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12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12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12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12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12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12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12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12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12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12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12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12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11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11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11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11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11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11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11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11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11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11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11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11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11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11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11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11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11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11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11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11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11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11-09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11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11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11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11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11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11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11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11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11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10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10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10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10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10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10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10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10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10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10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10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10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10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10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10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10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10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10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10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10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10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10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10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10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10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10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10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10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10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10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10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9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9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9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9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9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9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9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9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9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9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9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9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9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9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9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9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9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9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9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9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9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9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9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9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9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9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9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9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9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9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8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8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8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8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8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8-26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8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8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8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8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8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8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8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8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8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8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8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8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8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8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8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8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8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8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8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8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8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8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8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8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8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8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7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7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7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7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7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7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7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7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7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7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7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7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7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7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7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7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7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7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7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7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7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7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7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7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7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7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7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7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7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7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7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6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6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6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6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6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6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6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6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6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6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6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6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6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6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6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6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6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6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6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6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6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6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6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6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6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6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6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6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6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6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5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5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5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5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5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5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5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5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5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5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5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5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5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5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5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5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5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5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5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5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5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5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5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5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5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5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5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5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5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5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5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4-30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4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4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4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4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4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4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4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4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4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4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4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4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4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4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4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4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4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4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4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4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4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4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4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4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4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4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4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4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4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4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3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3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3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3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3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3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3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3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3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3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3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3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3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3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3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3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3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3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3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3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3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3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3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3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3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3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3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3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3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3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3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2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2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2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2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2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2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2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2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2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2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2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2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2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2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2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2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2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2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2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2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2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2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2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2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2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2-03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2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2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2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1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1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1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1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1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1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1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1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1-23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1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1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1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1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1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1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1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1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1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1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1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1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1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1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1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1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1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1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1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1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1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1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1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2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2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2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2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2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2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2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2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2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2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2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2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2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2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2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2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2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2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2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2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2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2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2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2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2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2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2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2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2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2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2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1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1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1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1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1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1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1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1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1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1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1-20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1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1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1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1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1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1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1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1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1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1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1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1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1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1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1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1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1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1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1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1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0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0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0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0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0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0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0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0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0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0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0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0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0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0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0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0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0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0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0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0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0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0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0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0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0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0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0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0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0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0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0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9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9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9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9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9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9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9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9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9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9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9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9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9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9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9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9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9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9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9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9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9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9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9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9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9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9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9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9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9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9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8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8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8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8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8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8-26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8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8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8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8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8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8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8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8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8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8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8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8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8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8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8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8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8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8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8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8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8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8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8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8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8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8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7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7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7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7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7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7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7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7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7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7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7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7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7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7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7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7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7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7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7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7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7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7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7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7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7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7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7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7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7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7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7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6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6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6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6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6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6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6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6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6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6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6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6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6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6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6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6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6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6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6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6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6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6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6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6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6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6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6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6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6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6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5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5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5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5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5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5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5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5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5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5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5-21 2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5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5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5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5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5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5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5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5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5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5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5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5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5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5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5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5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5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5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5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5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5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4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4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4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4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4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4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4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4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4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4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4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4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4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4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4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4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4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4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4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4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4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4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4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4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4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4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4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4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4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4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3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3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3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3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3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3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3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3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3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3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3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3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3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3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3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3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3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3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3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3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3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3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3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3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3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3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3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3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3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3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3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2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2-28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2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2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2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2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2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2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2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2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2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2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2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2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2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1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1-29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1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1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1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1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1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1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1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1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1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1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1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1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1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1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1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1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1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1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1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1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1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1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1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1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1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1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1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1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1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0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0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0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0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0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0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0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0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0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0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0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0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0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0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0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0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0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0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0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0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0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0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0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0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0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0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0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0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0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0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0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9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9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9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9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9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9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9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9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9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9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9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9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9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9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9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9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9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9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9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9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9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9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9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9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9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9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9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9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9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9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8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8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8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8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8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8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8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8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8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8-22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8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8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8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8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8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8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8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8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8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8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8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8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8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8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8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8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8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8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8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8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8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8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7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7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7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7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7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7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7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7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7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7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7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7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7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7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7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7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7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7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7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7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7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7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7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7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7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7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7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7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7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7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7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6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6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6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6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6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6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6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6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6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6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6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6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6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6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6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6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6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6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6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6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6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6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6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6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6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6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6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6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6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6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5-31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5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5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5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5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5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5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5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5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5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5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5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5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5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5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5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5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5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5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5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5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5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5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5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5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5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5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5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5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5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5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5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4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4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4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4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4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4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4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4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4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4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4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4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4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4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4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4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4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4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4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4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4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4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4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4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4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4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4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4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4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4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3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3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3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3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3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3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3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3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3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3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3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3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3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3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3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3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3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3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3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3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3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3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3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3-08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3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3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3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3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3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3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3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3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2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2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2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2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2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2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2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2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2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2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2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2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2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2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2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2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2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2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2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2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2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2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2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2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2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2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2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2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1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1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1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1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1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1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1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1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1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1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1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1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1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1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1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1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1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1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1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1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1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1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1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1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1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1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1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1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1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1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1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2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2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2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2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2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2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2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2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2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2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2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2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2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2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2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2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2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2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2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2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2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2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2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2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2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2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2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2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2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2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2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1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1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1-28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1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1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1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1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1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1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1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1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1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1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1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1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1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1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1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1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1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1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1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1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1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1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1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1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1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1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1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1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0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0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0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0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0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0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0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0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0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0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0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0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0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0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0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0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0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0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0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0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0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0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0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0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0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0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0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0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0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0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0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9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9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9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9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9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9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9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9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9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9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9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9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9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9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9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9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9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9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9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9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9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9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9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9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9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9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9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9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9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9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8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8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8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8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8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8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8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8-24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8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8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8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8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8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8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8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8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8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8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8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8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8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8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8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8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8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8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8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8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8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8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8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8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7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7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7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7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7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7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7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7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7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7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7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7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7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7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7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7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7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7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7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7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7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7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7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7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7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7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7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7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7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7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7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6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6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6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6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6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6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6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6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6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6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6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6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6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6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6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6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6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6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6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6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6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6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6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6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6-06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6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6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6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6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6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6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5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5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5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5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5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5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5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5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5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5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5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5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5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5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5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5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5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5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5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5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5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5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5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5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5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5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5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5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5-03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5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5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5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4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4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4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4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4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4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4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4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4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4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4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4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4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4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4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4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4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4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4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4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4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4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4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4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4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4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4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4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4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4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3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3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3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3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3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3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3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3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3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3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3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3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3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3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3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3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3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3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3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3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3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3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3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3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3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3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3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3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3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3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3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2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2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2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2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2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2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2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2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2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2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2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2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2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2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2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2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2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2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2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2-09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2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2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2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2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2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2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2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2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2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1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1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1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1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1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1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1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1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1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1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1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1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1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1-18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1-18 11:4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1-17 11:4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1-16 11:4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1-15 11:4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1-14 11:4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1-13 11:4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1-12 11:4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1-11 11:4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1-10 11:4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1-09 11:4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1-08 11:4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1-07 11:4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1-06 11:4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1-05 11:4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1-04 11:4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1-03 11:4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1-02 11:4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1-01 11:4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2-31 11:4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2-30 11:4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2-29 11:4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2-28 11:4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2-27 11:4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2-26 11:4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2-25 11:4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2-24 11:4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2-23 11:4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2-22 11:4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2-21 11:4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2-20 11:4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2-19 11:4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2-18 11:4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2-17 11:4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2-16 11:4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2-15 11:4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2-14 11:4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2-13 11:4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2-12 11:4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2-11 11:4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2-10 11:4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2-09 11:4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2-08 11:4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2-07 11:4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2-06 11:4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2-05 11:4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2-04 11:4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2-03 11:4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2-02 11:4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2-01 11:4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1-30 11:4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1-29 11:4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1-28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1-28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1-27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1-26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1-25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1-24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1-23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1-22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1-21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1-20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1-19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1-18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1-17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1-16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1-15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1-14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1-13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1-12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1-11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1-10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1-09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1-08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1-07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1-06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1-05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1-04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1-03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1-02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1-01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0-31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0-30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0-29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0-28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0-27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0-26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0-25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0-24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0-23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0-22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0-21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0-20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0-19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0-18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0-17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0-16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0-15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0-14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0-13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0-12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0-11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0-10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0-09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0-08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0-07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0-06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0-05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0-04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0-03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0-02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0-01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9-30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9-29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9-28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9-27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9-26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9-25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9-24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9-23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9-22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9-21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9-20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9-19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9-18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9-17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9-16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9-15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9-14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9-13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9-12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9-11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9-10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9-09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9-08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9-07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9-06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9-05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9-04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9-03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9-02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9-01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8-31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8-30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8-29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8-28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8-27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8-26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8-25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8-24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8-23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8-22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8-21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8-20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8-19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8-18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8-17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8-16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8-15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8-14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8-13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8-12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8-11 11:5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8-10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8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8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8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8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8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8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8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8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8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8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7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7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7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7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7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7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7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7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7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7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7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7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7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7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7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7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7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7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7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7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7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7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7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7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7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7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7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7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7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7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7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6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6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6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6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6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6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6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6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6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6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6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6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6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6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6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6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6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6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6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6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6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6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6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6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6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6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6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6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6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6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5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5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5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5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5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5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5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5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5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5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5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5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5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5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5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5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5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5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5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5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5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5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5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5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5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5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5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5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5-03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5-03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5-02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5-01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4-30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4-29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4-28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4-27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4-26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4-25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4-24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4-23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4-22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4-21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4-20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4-19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4-18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4-17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4-16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4-15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4-14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4-13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4-12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4-11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4-10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4-09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4-08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4-07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4-07 11:1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4-06 11:1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4-05 11:1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4-04 11:1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4-03 11:1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4-02 11:1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4-01 11:1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3-31 11:1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3-30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3-30 11:1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3-29 11:1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3-28 11:1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3-27 11:1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3-26 11:1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3-25 11:1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3-24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3-24 11:0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3-23 11:0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3-22 11:0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3-21 11:0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3-20 11:0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3-19 11:0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3-18 11:0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3-17 11:0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3-16 11:0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3-15 11:0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3-14 11:0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3-13 11:0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3-12 11:0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3-11 11:0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3-10 11:0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3-09 11:0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3-08 11:0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3-07 11:0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3-06 11:0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3-05 11:0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3-04 11:0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3-03 11:0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3-02 11:0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3-01 11:0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2-28 11:0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2-27 11:0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2-26 11:0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2-25 11:0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2-24 11:0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2-23 11:0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2-22 11:0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2-21 11:0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2-20 11:0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2-19 11:0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2-18 11:0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2-17 11:0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2-16 11:0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2-15 11:0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2-14 11:0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2-13 11:0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2-12 11:0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2-11 11:0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2-10 11:0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2-09 11:0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2-08 11:0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2-07 11:0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2-06 11:0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2-05 11:0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2-04 11:0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2-03 11:0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2-02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2-02 11:2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2-01 11:2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1-31 11:2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1-30 11:2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1-29 11:2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1-28 11:2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1-27 11:2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1-26 11:2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1-25 11:2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1-24 11:2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1-23 11:2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1-22 11:2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1-21 11:2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1-20 11:2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1-19 11:2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1-18 11:2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1-17 11:2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1-16 11:2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1-15 11:2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1-14 11:2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1-13 11:2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1-12 11:2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1-11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1-11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1-10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1-09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1-08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1-07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1-06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1-05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1-04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1-03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1-02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1-01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2-31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2-30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2-29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2-28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2-27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2-26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2-25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2-24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2-23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2-22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2-21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2-20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2-19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2-18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2-17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2-17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2-16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2-15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2-14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2-13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2-12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2-11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2-10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2-09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2-08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2-07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2-06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2-03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2-02 11:3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2-01 11:3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1-30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1-30 11:4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1-29 11:4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1-28 11:4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1-27 11:4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1-26 11:4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1-25 11:4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1-24 11:4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1-23 11:4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1-22 11:4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1-21 11:4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1-20 11:4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1-19 11:4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1-18 11:4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1-17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1-17 11:4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1-16 11:4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1-15 11:4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1-14 11:4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1-13 11:4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1-12 11:4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1-11 11:4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1-10 11:4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1-09 11:4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1-08 11:4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1-07 11:4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1-06 11:4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1-05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1-05 11:4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1-04 11:4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1-03 11:4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1-02 11:4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1-01 11:4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0-31 11:4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0-30 11:4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0-29 11:4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0-28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0-28 11:5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0-27 11:5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0-26 11:5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0-25 11:5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0-24 11:5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0-23 11:5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0-22 11:5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0-21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5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0-20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3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560" meta:object-count="0"/>
    <meta:user-defined meta:name="AppVersion">3.0</meta:user-defined>
  </office:meta>
</office:document-meta>
</file>